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B9ACDF49ABC6090C.png" manifest:media-type="image/png"/>
  <manifest:file-entry manifest:full-path="Pictures/10000000000001C2000000F799D084F050E49D0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2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2" fo:font-size="24pt" fo:font-weight="bold" officeooo:rsid="002abc24" officeooo:paragraph-rsid="002abc24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2" fo:font-size="24pt" fo:font-weight="bold" officeooo:rsid="003c412b" officeooo:paragraph-rsid="003c412b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2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8" style:family="paragraph" style:parent-style-name="Standard">
      <style:text-properties officeooo:paragraph-rsid="00484154"/>
    </style:style>
    <style:style style:name="P9" style:family="paragraph" style:parent-style-name="Text_20_body">
      <style:paragraph-properties fo:text-align="center" style:justify-single-word="false"/>
      <style:text-properties officeooo:rsid="00205739" officeooo:paragraph-rsid="00261bb4"/>
    </style:style>
    <style:style style:name="P10" style:family="paragraph" style:parent-style-name="Text_20_body">
      <style:paragraph-properties fo:text-align="center" style:justify-single-word="false"/>
      <style:text-properties officeooo:rsid="00205739" officeooo:paragraph-rsid="002d4b23"/>
    </style:style>
    <style:style style:name="P11" style:family="paragraph" style:parent-style-name="Text_20_body">
      <style:paragraph-properties fo:text-align="center" style:justify-single-word="false"/>
      <style:text-properties officeooo:rsid="00205739" officeooo:paragraph-rsid="00205739"/>
    </style:style>
    <style:style style:name="P12" style:family="paragraph" style:parent-style-name="Text_20_body">
      <style:paragraph-properties fo:text-align="center" style:justify-single-word="false"/>
      <style:text-properties officeooo:paragraph-rsid="002e5707"/>
    </style:style>
    <style:style style:name="P13" style:family="paragraph" style:parent-style-name="Text_20_body">
      <style:text-properties fo:color="#336633" fo:font-size="14pt" officeooo:paragraph-rsid="001bf295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officeooo:rsid="003f80ad" officeooo:paragraph-rsid="002d4b23"/>
    </style:style>
    <style:style style:name="P15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officeooo:paragraph-rsid="003a2948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3d048b" officeooo:paragraph-rsid="003c412b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letter-spacing="-0.0055in" fo:language="zxx" fo:country="none" fo:font-style="normal" style:text-underline-style="none" fo:font-weight="normal" officeooo:rsid="000e633a" officeooo:paragraph-rsid="003c412b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3c412b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rsid="00205739" officeooo:paragraph-rsid="002d4b23"/>
    </style:style>
    <style:style style:name="P20" style:family="paragraph" style:parent-style-name="Standard">
      <style:paragraph-properties fo:margin-left="0.2744in" fo:margin-right="0.2807in" fo:text-align="justify" style:justify-single-word="false" fo:text-indent="0in" style:auto-text-indent="false"/>
      <style:text-properties style:font-name="Calibri1" fo:font-size="11pt" officeooo:paragraph-rsid="00484154" style:font-size-asian="11pt" style:font-size-complex="11pt"/>
    </style:style>
    <style:style style:name="P21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2" style:family="paragraph" style:parent-style-name="Standard">
      <style:text-properties officeooo:paragraph-rsid="0048cb50"/>
    </style:style>
    <style:style style:name="P23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letter-spacing="-0.0055in" fo:language="zxx" fo:country="none" fo:font-style="normal" style:text-underline-style="none" fo:font-weight="normal" officeooo:rsid="000e633a" officeooo:paragraph-rsid="003a2948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officeooo:paragraph-rsid="003a2948" style:text-blinking="false" fo:background-color="transparent" style:font-size-asian="12pt" style:font-size-complex="12pt"/>
    </style:style>
    <style:style style:name="P25" style:family="paragraph" style:parent-style-name="Text_20_body" style:list-style-name="L1">
      <style:text-properties officeooo:paragraph-rsid="00187667"/>
    </style:style>
    <style:style style:name="P26" style:family="paragraph" style:parent-style-name="Text_20_body" style:list-style-name="L1">
      <style:text-properties officeooo:paragraph-rsid="002d4b23"/>
    </style:style>
    <style:style style:name="P27" style:family="paragraph" style:parent-style-name="Text_20_body" style:list-style-name="L1">
      <style:text-properties officeooo:paragraph-rsid="002e5707"/>
    </style:style>
    <style:style style:name="P28" style:family="paragraph" style:parent-style-name="Text_20_body" style:list-style-name="L1">
      <style:text-properties officeooo:paragraph-rsid="0038d0aa"/>
    </style:style>
    <style:style style:name="P29" style:family="paragraph" style:parent-style-name="Text_20_body" style:list-style-name="L1">
      <style:text-properties officeooo:paragraph-rsid="0048794d"/>
    </style:style>
    <style:style style:name="P30" style:family="paragraph" style:parent-style-name="Text_20_body" style:list-style-name="L1">
      <style:text-properties officeooo:rsid="00205739" officeooo:paragraph-rsid="00205739"/>
    </style:style>
    <style:style style:name="P31" style:family="paragraph" style:parent-style-name="Text_20_body" style:list-style-name="L1">
      <style:text-properties officeooo:rsid="00205739" officeooo:paragraph-rsid="002d4b23"/>
    </style:style>
    <style:style style:name="P32" style:family="paragraph" style:parent-style-name="Text_20_body" style:list-style-name="L1">
      <style:paragraph-properties fo:text-align="center" style:justify-single-word="false"/>
      <style:text-properties officeooo:rsid="00205739" officeooo:paragraph-rsid="002d4b23"/>
    </style:style>
    <style:style style:name="P33" style:family="paragraph" style:parent-style-name="Text_20_body">
      <style:paragraph-properties fo:text-align="center" style:justify-single-word="false"/>
      <style:text-properties officeooo:rsid="00205739" officeooo:paragraph-rsid="00261bb4"/>
    </style:style>
    <style:style style:name="P34" style:family="paragraph" style:parent-style-name="Text_20_body" style:list-style-name="L1">
      <style:paragraph-properties fo:text-align="center" style:justify-single-word="false"/>
      <style:text-properties officeooo:paragraph-rsid="002e5707"/>
    </style:style>
    <style:style style:name="P35" style:family="paragraph" style:parent-style-name="Text_20_body" style:list-style-name="L1">
      <style:paragraph-properties fo:margin-top="0in" fo:margin-bottom="0in" loext:contextual-spacing="false"/>
      <style:text-properties officeooo:rsid="00205739" officeooo:paragraph-rsid="002d4b23"/>
    </style:style>
    <style:style style:name="P36" style:family="paragraph" style:parent-style-name="Text_20_body" style:list-style-name="L1">
      <style:paragraph-properties fo:margin-top="0in" fo:margin-bottom="0in" loext:contextual-spacing="false"/>
      <style:text-properties officeooo:rsid="002d4b23" officeooo:paragraph-rsid="002d4b23"/>
    </style:style>
    <style:style style:name="P37" style:family="paragraph" style:parent-style-name="Heading_20_1">
      <style:text-properties officeooo:rsid="003f80ad" officeooo:paragraph-rsid="003f80ad"/>
    </style:style>
    <style:style style:name="P38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officeooo:rsid="003f80ad" officeooo:paragraph-rsid="0046a52f"/>
    </style:style>
    <style:style style:name="P39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officeooo:rsid="003f80ad" officeooo:paragraph-rsid="00427b90"/>
    </style:style>
    <style:style style:name="P40" style:family="paragraph" style:parent-style-name="Titulo">
      <style:text-properties officeooo:paragraph-rsid="0048cb50"/>
    </style:style>
    <style:style style:name="P41" style:family="paragraph" style:parent-style-name="Titulo">
      <style:paragraph-properties fo:break-before="page"/>
      <style:text-properties officeooo:paragraph-rsid="0048cb50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abc24"/>
    </style:style>
    <style:style style:name="T4" style:family="text">
      <style:text-properties fo:color="#999966" officeooo:rsid="002d4b23"/>
    </style:style>
    <style:style style:name="T5" style:family="text">
      <style:text-properties fo:color="#999966" officeooo:rsid="003b2995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d4b23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3dfb5f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fo:font-style="normal" style:text-underline-style="none" fo:font-weight="normal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8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80" style:font-name="Calibri1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4" style:family="text">
      <style:text-properties officeooo:rsid="00205739"/>
    </style:style>
    <style:style style:name="T15" style:family="text">
      <style:text-properties officeooo:rsid="002abc24"/>
    </style:style>
    <style:style style:name="T16" style:family="text">
      <style:text-properties officeooo:rsid="002d4b23"/>
    </style:style>
    <style:style style:name="T17" style:family="text">
      <style:text-properties officeooo:rsid="002e5707"/>
    </style:style>
    <style:style style:name="T18" style:family="text">
      <style:text-properties officeooo:rsid="000e633a"/>
    </style:style>
    <style:style style:name="T19" style:family="text">
      <style:text-properties fo:letter-spacing="-0.0055in" officeooo:rsid="000e633a"/>
    </style:style>
    <style:style style:name="T20" style:family="text">
      <style:text-properties fo:letter-spacing="-0.0055in" fo:language="zxx" fo:country="none" style:language-asian="zxx" style:country-asian="none" style:language-complex="zxx" style:country-complex="none"/>
    </style:style>
    <style:style style:name="T21" style:family="text">
      <style:text-properties fo:letter-spacing="-0.0047in" officeooo:rsid="000e633a"/>
    </style:style>
    <style:style style:name="T22" style:family="text">
      <style:text-properties fo:color="#000080" style:font-name="Calibri1" fo:font-size="12pt" style:font-size-asian="12pt" style:font-size-complex="12pt"/>
    </style:style>
    <style:style style:name="T23" style:family="text">
      <style:text-properties fo:color="#000080" style:font-name="Calibri1" fo:letter-spacing="-0.0055in" fo:language="zxx" fo:country="none" style:text-underline-style="solid" style:text-underline-width="auto" style:text-underline-color="font-color" officeooo:rsid="000779a9" style:language-asian="zxx" style:country-asian="none" style:language-complex="zxx" style:country-complex="none"/>
    </style:style>
    <style:style style:name="T24" style:family="text">
      <style:text-properties style:font-name="Calibri1" fo:letter-spacing="-0.0055in" fo:language="zxx" fo:country="none" officeooo:rsid="000779a9" style:language-asian="zxx" style:country-asian="none" style:language-complex="zxx" style:country-complex="none"/>
    </style:style>
    <style:style style:name="T25" style:family="text">
      <style:text-properties style:font-name="Calibri1" fo:letter-spacing="-0.0055in" fo:language="zxx" fo:country="none" officeooo:rsid="000c4f42" style:language-asian="zxx" style:country-asian="none" style:language-complex="zxx" style:country-complex="none"/>
    </style:style>
    <style:style style:name="T26" style:family="text">
      <style:text-properties officeooo:rsid="0040c1a6"/>
    </style:style>
    <style:style style:name="T27" style:family="text">
      <style:text-properties officeooo:rsid="004425be"/>
    </style:style>
    <style:style style:name="T28" style:family="text">
      <style:text-properties officeooo:rsid="00450e5b"/>
    </style:style>
    <style:style style:name="T29" style:family="text">
      <style:text-properties style:font-name="Calibri" fo:font-size="12pt" officeooo:rsid="002d4b23"/>
    </style:style>
    <style:style style:name="T30" style:family="text">
      <style:text-properties style:font-name="Calibri" fo:font-size="12pt" officeooo:rsid="0046a52f"/>
    </style:style>
    <style:style style:name="T31" style:family="text">
      <style:text-properties style:font-name="Calibri" fo:font-size="12pt" officeooo:rsid="0047ae69"/>
    </style:style>
    <style:style style:name="T32" style:family="text">
      <style:text-properties officeooo:rsid="0047ae69"/>
    </style:style>
    <style:style style:name="T33" style:family="text">
      <style:text-properties officeooo:rsid="0047b801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officeooo:rsid="0048794d"/>
    </style:style>
    <style:style style:name="T36" style:family="text">
      <style:text-properties officeooo:rsid="0048c538"/>
    </style:style>
    <style:style style:name="T37" style:family="text">
      <style:text-properties officeooo:rsid="0048cb50"/>
    </style:style>
    <style:style style:name="T38" style:family="text">
      <style:text-properties style:font-name="DejaVu Sans" fo:font-size="10pt" style:font-size-asian="10pt" style:font-size-complex="10pt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2665in" svg:width="6.6965in" draw:z-index="1">
        <draw:text-box fo:min-height="0.8756in">
          <text:p text:style-name="P2"/>
          <text:p text:style-name="P3">PROGRAMACIÓN</text:p>
          <text:p text:style-name="P2">CFGS DAW</text:p>
        </draw:text-box>
      </draw:frame>
      <text:p text:style-name="P21"/>
      <text:p text:style-name="Standard"/>
      <text:p text:style-name="Standard"/>
      <text:p text:style-name="Standard"><draw:frame draw:style-name="fr2" draw:name="gráficos1" text:anchor-type="paragraph" svg:width="3.752in" svg:height="2.0591in" draw:z-index="0"><draw:image xlink:href="Pictures/10000000000001C2000000F799D084F050E49D0D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P6">UNIDAD 3</text:p>
      <text:p text:style-name="P5">ESTRUCTURAS REPETITIVAS</text:p>
      <text:p text:style-name="P7">ejercicios</text:p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Standard"/>
      <text:p text:style-name="Standard"/>
      <text:p text:style-name="P15">Autor<text:span text:style-name="T18">es: Carlos </text:span><text:span text:style-name="T19">Cacho y <text:s/>Raquel </text:span><text:span text:style-name="T21">Torres</text:span></text:p>
      <text:p text:style-name="P15"/>
      <text:p text:style-name="P15">Revisado por:</text:p>
      <text:p text:style-name="P18"><text:span text:style-name="T9">Lionel <text:s/>Taraz</text:span><text:span text:style-name="T10">ó</text:span><text:span text:style-name="T9">n - </text:span><text:span text:style-name="T12"><text:s/></text:span><text:a xlink:type="simple" xlink:href="mailto:lionel.tarazon@ceedcv.es" text:style-name="Internet_20_link" text:visited-style-name="Visited_20_Internet_20_Link"><text:span text:style-name="T13">lionel.tarazon@ceedcv.es</text:span></text:a><text:span text:style-name="T22"> </text:span></text:p>
      <text:p text:style-name="P16"><text:span text:style-name="T20"><text:s/></text:span><text:span text:style-name="T24">F</text:span><text:span text:style-name="T25">co.</text:span><text:span text:style-name="T24"> Javier Valero – </text:span><text:a xlink:type="simple" xlink:href="mailto:franciscojavier.valero@ceedcv.es" text:style-name="Internet_20_link" text:visited-style-name="Visited_20_Internet_20_Link"><text:span text:style-name="T23">franciscojavier.valero@ceedcv.es</text:span></text:a></text:p>
      <text:p text:style-name="P17"/>
      <text:p text:style-name="P23">2019/2020</text:p>
      <text:p text:style-name="P40"><text:span text:style-name="T38"/></text:p>
      <text:p text:style-name="P41">UD<text:span text:style-name="T15">3</text:span>. <text:span text:style-name="T15">Estructuras repetitivas</text:span></text:p>
      <text:p text:style-name="Titulo"/>
      <text:h text:style-name="P37" text:outline-level="1" text:is-list-header="true">NIVE<text:span text:style-name="T33">L</text:span> PADAWAN</text:h>
      <text:list xml:id="list881310016" text:style-name="L1">
        <text:list-item>
          <text:p text:style-name="P25"><text:span text:style-name="T14">Dibuja un ordinograma de un programa que muestre por pantalla los 20 primeros números naturales (1, 2, 3,…., 20)</text:span>.</text:p>
          <text:p text:style-name="P25"/>
        </text:list-item>
        <text:list-item>
          <text:p text:style-name="P30">Dibuja un ordinograma de un programa que muestre los números pares comprendidos entre el 1 y el 200. <text:span text:style-name="T28">Para ello utiliza un contador y suma de 2 en 2</text:span>.</text:p>
        </text:list-item>
      </text:list>
      <text:p text:style-name="P11"/>
      <text:list xml:id="list134442643331822" text:continue-numbering="true" text:style-name="L1">
        <text:list-item>
          <text:p text:style-name="P31">Dibuja un ordinograma <text:span text:style-name="T16">de un programa que muestre los números pares comprendidos entre el 1 y el 200. Esta vez utiliza un contador sumando de 1 en 1. </text:span></text:p>
        </text:list-item>
      </text:list>
      <text:p text:style-name="P10"/>
      <text:list xml:id="list134441941100142" text:continue-numbering="true" text:style-name="L1">
        <text:list-item>
          <text:p text:style-name="P31">Dibuja un ordinograma <text:span text:style-name="T16">de un programa que muestre los números desde el 1 hasta un número N que se introducirá por teclado.</text:span></text:p>
        </text:list-item>
      </text:list>
      <text:p text:style-name="P19"/>
      <text:h text:style-name="P38" text:outline-level="1" text:is-list-header="true">NIVE<text:span text:style-name="T33">L</text:span> <text:span text:style-name="T26">JEDI</text:span></text:h>
      <text:list xml:id="list134441980868909" text:continue-numbering="true" text:style-name="L1">
        <text:list-item>
          <text:p text:style-name="P35">Dibuja un ordinograma <text:span text:style-name="T16">de un programa que lea un número positivo N y calcule y visualice su factorial </text:span><text:span text:style-name="T8">N!</text:span><text:span text:style-name="T16"> Siendo el factorial:</text:span></text:p>
          <text:list>
            <text:list-header>
              <text:p text:style-name="P36">0! = 1</text:p>
              <text:p text:style-name="P36">1! = 1</text:p>
              <text:p text:style-name="P36">2! = 2 * 1</text:p>
              <text:p text:style-name="P36">3! = 3 * 2* 1</text:p>
              <text:p text:style-name="P36">N! = N * (N-1) * (N-2) * … * 1</text:p>
            </text:list-header>
          </text:list>
        </text:list-item>
      </text:list>
      <text:p text:style-name="P14"/>
      <text:list xml:id="list134443270789102" text:continue-numbering="true" text:style-name="L1">
        <text:list-item>
          <text:p text:style-name="P26"><text:span text:style-name="T14">Dibuja un ordinograma de un programa que lea 100 números no nulos y </text:span><text:span text:style-name="T29">l</text:span><text:span text:style-name="T30">uego muestre</text:span><text:span text:style-name="T14"> un mensaje de si ha leído algún número negativo o no.</text:span></text:p>
        </text:list-item>
      </text:list>
      <text:p text:style-name="P10"/>
      <text:list xml:id="list134441702567385" text:continue-numbering="true" text:style-name="L1">
        <text:list-item>
          <text:p text:style-name="P26"><text:span text:style-name="T14">Dibuja un ordinograma de un programa que lea 100 números no nulos y luego </text:span><text:span text:style-name="T29">m</text:span><text:span text:style-name="T31">uestre</text:span><text:span text:style-name="T14"> un mensaje indicando cuántos son positivos y cuantos negativos. </text:span></text:p>
          <text:p text:style-name="P31"/>
        </text:list-item>
        <text:list-item>
          <text:p text:style-name="P26"><text:span text:style-name="T14">Dibuja un ordinograma de un programa que lea una secuencia de números no nulos hasta que se introduzca un 0, y </text:span><text:span text:style-name="T29">l</text:span><text:span text:style-name="T31">uego muestre</text:span><text:span text:style-name="T14"> si ha leído algún número negativo, cuantos positivos y cuantos negativos.</text:span></text:p>
          <text:p text:style-name="P32"/>
        </text:list-item>
        <text:list-item>
          <text:p text:style-name="P27"><text:span text:style-name="T14">Dibuja un ordinograma de un programa</text:span> que calcula y escribe la suma y el producto de los 10 primeros números naturales.</text:p>
        </text:list-item>
      </text:list>
      <text:h text:style-name="P39" text:outline-level="1" text:is-list-header="true"><text:soft-page-break/>NIVE<text:span text:style-name="T32">L</text:span> <text:span text:style-name="T27">MAESTRO JEDI</text:span></text:h>
      <text:list xml:id="list134441979065053" text:continue-numbering="true" text:style-name="L1">
        <text:list-item>
          <text:p text:style-name="P27"><text:span text:style-name="T17">Dibuja un ordinograma de un programa</text:span> que lee una secuencia de notas (con valores que van de 0 a 10) que termina con el valor -1 y nos dice si hubo o no alguna nota con valor 10.</text:p>
          <text:p text:style-name="P34"/>
        </text:list-item>
        <text:list-item>
          <text:p text:style-name="P27"><text:span text:style-name="T17">Dibuja un ordinograma de un programa</text:span> que suma independientemente los pares y los impares de los números comprendidos entre 100 y 200, <text:span text:style-name="T35">y luego muestra por pantalla ambas sumas.</text:span></text:p>
        </text:list-item>
      </text:list>
      <text:p text:style-name="P12"/>
      <text:list xml:id="list134441680382499" text:continue-numbering="true" text:style-name="L1">
        <text:list-item>
          <text:p text:style-name="P28"><text:span text:style-name="T17">Dibuja un ordinograma de un programa</text:span> que calcule el valor <text:span text:style-name="T35">A elevado a B (A^B) sin hacer uso del operador de potencia (^), siendo A y B valores introducidos por teclado, y luego muestre el resultado por pantalla.</text:span></text:p>
          <text:p text:style-name="P34"/>
        </text:list-item>
        <text:list-item>
          <text:p text:style-name="P29"><text:span text:style-name="T17">Dibuja un ordinograma de un programa donde e</text:span>l usuario "piensa" un número del 1 al 100 y el ordenador <text:span text:style-name="T35">intenta</text:span> adivina<text:span text:style-name="T35">rlo</text:span>. <text:span text:style-name="T35">Es decir, el ordenador irá proponiendo números una y otra vez hasta adivinarlo </text:span>(el usuario debe<text:span text:style-name="T36">rá</text:span> indicarle al ordenador si es mayor, menor o igual <text:span text:style-name="T35">al número que ha pensado</text:span>).</text:p>
          <text:p text:style-name="P27"/>
        </text:list-item>
        <text:list-item>
          <text:p text:style-name="P27"><text:span text:style-name="T17">Dibuja un ordinograma de un programa que d</text:span>ada una cantidad de euros <text:span text:style-name="T36">que el usuario introduce por teclado</text:span> (múltiplo de 5 <text:span text:style-name="T36">€</text:span>) <text:span text:style-name="T36">mostrará los billetes de cada tipo que serán necesarios para alcanzar dicha cantidad</text:span> (<text:span text:style-name="T37">utilizando billetes de </text:span>500, 200, 100, 50, 20, 10<text:span text:style-name="T36"> y </text:span>5). <text:span text:style-name="T37">Hay que indicar</text:span> el mínimo de billetes posible. <text:span text:style-name="T36">Por ejemplo, si el usuario introduce 145 el programa indicará que será necesario 1 billete de 100 €, 2 billetes de 20 € y 1 billete de 5 € (no será válido por ejemplo 29 billetes de 5, que aunque sume 145 € no es el mínimo número de billetes posible).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Licencia</text:p>
      <text:p text:style-name="P8"/>
      <text:p text:style-name="P20"><draw:frame draw:style-name="fr3" draw:name="gráficos3" text:anchor-type="paragraph" svg:x="0.2917in" svg:y="0in" svg:width="0.7874in" svg:height="0.2756in" draw:z-index="2"><draw:image xlink:href="Pictures/100000000000007600000029B9ACDF49ABC6090C.png" xlink:type="simple" xlink:show="embed" xlink:actuate="onLoad" loext:mime-type="image/png"/></draw:frame><draw:frame draw:style-name="fr4" draw:name="Image1" text:anchor-type="paragraph" svg:x="0.2917in" svg:y="0in" svg:width="1.0201in" svg:height="0.3571in" draw:z-index="3"><draw:image xlink:href="Pictures/100000000000007600000029B9ACDF49ABC6090C.png" xlink:type="simple" xlink:show="embed" xlink:actuate="onLoad" loext:mime-type="image/png"/></draw:frame><text:span text:style-name="T7">Reconocimiento – NoComercial – CompartirIgual (by-nc-sa)</text:span>: No se permite un uso comercial<text:span text:style-name="T34"> de la obra original ni de las posibles obras derivadas, la distribución de las cuales se debe hacer con una licencia igual a la que regula la obra original.<text:line-break/></text:span><text:span text:style-name="T11">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.1654in" fo:margin-bottom="0.2008in" loext:contextual-spacing="false" fo:text-indent="0in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abc24"/>
    </style:style>
    <style:style style:name="MT4" style:family="text">
      <style:text-properties fo:color="#999966" officeooo:rsid="002d4b23"/>
    </style:style>
    <style:style style:name="MT5" style:family="text">
      <style:text-properties fo:color="#999966" officeooo:rsid="003b2995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3</text:span><text:span text:style-name="MT2">. </text:span><text:span text:style-name="MT3">Estructuras </text:span><text:span text:style-name="MT4">repetitivas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</text:span><text:span text:style-name="MT5">FG</text:span><text:span text:style-name="MT2">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58:50.938915837</meta:creation-date>
    <meta:editing-duration>PT1H46M48S</meta:editing-duration>
    <meta:editing-cycles>42</meta:editing-cycles>
    <meta:generator>LibreOffice/6.2.6.2$Linux_X86_64 LibreOffice_project/20$Build-2</meta:generator>
    <dc:title>Plantilla CEED (1)</dc:title>
    <dc:date>2019-10-15T13:44:41.154899308</dc:date>
    <dc:creator>Lionel Tarazón</dc:creator>
    <meta:document-statistic meta:table-count="0" meta:image-count="3" meta:object-count="0" meta:page-count="3" meta:paragraph-count="38" meta:word-count="636" meta:character-count="3532" meta:non-whitespace-character-count="2934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